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846cm"/>
    </style:style>
    <style:style style:name="co2" style:family="table-column">
      <style:table-column-properties fo:break-before="auto" style:column-width="9.804cm"/>
    </style:style>
    <style:style style:name="co3" style:family="table-column">
      <style:table-column-properties fo:break-before="auto" style:column-width="3.05cm"/>
    </style:style>
    <style:style style:name="co4" style:family="table-column">
      <style:table-column-properties fo:break-before="auto" style:column-width="3.32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table:style-name="Default" office:value-type="string" calcext:value-type="string">
            <text:p>Sentence</text:p>
          </table:table-cell>
          <table:table-cell office:value-type="string" calcext:value-type="string">
            <text:p>Idiom contained</text:p>
          </table:table-cell>
          <table:table-cell office:value-type="string" calcext:value-type="string">
            <text:p>Idiom collection</text:p>
          </table:table-cell>
          <table:table-cell office:value-type="string" calcext:value-type="string">
            <text:p>Number contained</text:p>
          </table:table-cell>
        </table:table-row>
        <table:table-row table:style-name="ro2">
          <table:table-cell office:value-type="string" calcext:value-type="string">
            <text:p>But it'll perhaps rain cats and dogs to-morrow, as it did yesterday, and then you can't go.</text:p>
          </table:table-cell>
          <table:table-cell table:number-columns-repeated="2" office:value-type="string" calcext:value-type="string">
            <text:p>rain cats and dogs</text:p>
          </table:table-cell>
          <table:table-cell table:style-name="ce2" table:formula="of:=COUNTIF([.B$1:.B$1048576];&quot;rain cats and dogs&quot;)" office:value-type="float" office:value="78" calcext:value-type="float">
            <text:p>78</text:p>
          </table:table-cell>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wish it would rain cats and dogs now.</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ur folk-lore used to teach us that, according to the number of times the paw went beyond the cat's ear, so would the amount of rain be; while if pussy managed to reach the nape of her neck there would be very much rain, "cats and dogs" in fac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By no manner of means, Miss Kathleen; it rains cats, dogs, and dairy maids; but it will rain twice harder before it quenches my love for you, if you'll believe 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have seen it rain cats, dogs, and pitchforks, but I never saw it rain de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bout a mile straight in the teeth of the wind, and it is raining cats, dogs, marlin-spikes and copper sheathing.</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 rains cats and dogs, by Jo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arry hoped in his heart that it might rain cats, dogs and pitchforks, and was near saying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ent on raining cats and dogs all that day, together with watering-carts and hydraulic machine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hope it will rain cats, dogs, and cures for the next four days, and wash away all this confounded s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if it were raining cats, dogs, and pitchforks, I should go through it all for the sake of the interview that is just pas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 but I mustn't say that, or there'll be no getting you to stay.</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t rains cats and dogs, and the stormy north-west wind in some parts of England is the "cat's nos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me large, heavy drops plashed on the roof, and it wa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s raining cats and dogs, and the wind is howling as though all the cats and dogs had gone to fighting.</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noticed a gentleman coming post haste from his country house, about a few hundred years from the canal, with an umbrella - for it was raining "cats and dogs" at the ti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from the clouds, when it rains cats and dogs, you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hy there was not a day, if it did not rain cats, dogs, and slugs, arter you first went to furriu parts, as she did not come to look at and water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May it rain cats, dogs, pitchfork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s raining cats, dogs, and pitchfork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young clerk remarked to his superior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ight rain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know sir John will go, though he was sure it would rain cats and dogs: but pray stay, sir John ; you'll be time enough to go to bed by candlelight.</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 as some loose genius has discovered to describe it — when Parson Short, drenched and almost sodden to the bone, rode up the lane from the village to his home.</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i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a "watery moon," I have reason to think; for when I awoke the next morning, much battered with visionary conflicts with the doll, I found that it wa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rains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knew I was going out tomorrow, and you thought to prevent my doing so: but you won't - you won't; for I'll go out - if it should rain cats, dogs, and pitchforks with the points downward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id you never hear that it sometimes rains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it doesn't rain cats and dogs sometimes," says Hattie, "how do the Skye-terriers get here? That's what I want to know."</text:p>
          </table:table-cell>
          <table:table-cell office:value-type="string" calcext:value-type="string">
            <text:p>rain cats and dogs</text:p>
          </table:table-cell>
          <table:table-cell table:number-columns-repeated="2"/>
        </table:table-row>
        <table:table-row table:style-name="ro2">
          <table:table-cell office:value-type="string" calcext:value-type="string">
            <text:p>He never would take compassion on a woman so far as to let her ride inside, though it should rain cats, dogs, and hedgeh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must stay, ” grumbled the man, “if it rain cats and dogs, till I can get at it.”</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o it was not cats and dogs that it was raining, after all!</text:p>
          </table:table-cell>
          <table:table-cell office:value-type="string" calcext:value-type="string">
            <text:p>rain cats and dogs</text:p>
          </table:table-cell>
          <table:table-cell table:number-columns-repeated="2"/>
        </table:table-row>
        <table:table-row table:style-name="ro4">
          <table:table-cell office:value-type="string" calcext:value-type="string">
            <text:p>Soon it was raining cats and dogs; and, strange to relate, the tent became full of little frogs, jumping all over us, and climbing up the sides of the canva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and it did not look at all like stopping.</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was raining cats and dogs, and hunting would have been next to impossibl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can put up even with rain, provided that it rains cats and dogs; but something of the sort I must hav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f you wish to keep your health, let it rain cats and dogs, or blow high and low, never miss a good walk or a run of an hour or so.</text:p>
          </table:table-cell>
          <table:table-cell office:value-type="string" calcext:value-type="string">
            <text:p>rain cats and dogs</text:p>
          </table:table-cell>
          <table:table-cell table:number-columns-repeated="2"/>
        </table:table-row>
        <table:table-row table:style-name="ro2">
          <table:table-cell office:value-type="string" calcext:value-type="string">
            <text:p>On reaching the end of the street, I found it was raining cats and dogs - a regular flood.</text:p>
          </table:table-cell>
          <table:table-cell office:value-type="string" calcext:value-type="string">
            <text:p>rain cats and dogs</text:p>
          </table:table-cell>
          <table:table-cell table:number-columns-repeated="2"/>
        </table:table-row>
        <table:table-row table:style-name="ro1">
          <table:table-cell office:value-type="string" calcext:value-type="string">
            <text:p>No wonder, Miss Fatima, when it rains cats and dogs like it does now.</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can't stir, it's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But though it should rain cats and dogs elsewhere, the glass you look in always points to "fai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Why, it's raining cats and dogs!" I said.</text:p>
          </table:table-cell>
          <table:table-cell office:value-type="string" calcext:value-type="string">
            <text:p>rain cats and dogs</text:p>
          </table:table-cell>
          <table:table-cell table:number-columns-repeated="2"/>
        </table:table-row>
        <table:table-row table:style-name="ro5">
          <table:table-cell office:value-type="string" calcext:value-type="string">
            <text:p>But though we in this nineteenth century, are in the habit occasionally of using the homely phrase, “It rains cats and dogs” we are afraid that if a shower of much less important animals were to take place, may of us not with standing our increased intelligence, would look upon the phenomenon with feelings not very different from those of our ancestor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ou are right, old fellow; it rains cats and dogs.</text:p>
          </table:table-cell>
          <table:table-cell office:value-type="string" calcext:value-type="string">
            <text:p>rain cats and dogs</text:p>
          </table:table-cell>
          <table:table-cell table:number-columns-repeated="2"/>
        </table:table-row>
        <table:table-row table:style-name="ro3">
          <table:table-cell office:value-type="string" calcext:value-type="string">
            <text:p>You good folks in England apostrophize the bad weather because you are detained at home, now in such a case we have no such cause of complaint; as, should it rain cats and dogs, or rats and mice into the bargain, we have no right to suppose it will keep the French at hom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A very small joke goes a long way at the covert-side in Ireland, even when it i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sure en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But it "rains cats and dogs," and you're fairly wet through.</text:p>
          </table:table-cell>
          <table:table-cell office:value-type="string" calcext:value-type="string">
            <text:p>rain cats and dogs</text:p>
          </table:table-cell>
          <table:table-cell table:number-columns-repeated="2"/>
        </table:table-row>
        <table:table-row table:style-name="ro1">
          <table:table-cell office:value-type="string" calcext:value-type="string">
            <text:p>Agreed, especially as it is about to rain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Well an' good - while we wor goin' through the fields, it biggun to rain cats an' dogs upon us, an' we got under a big black thorn hedge for shelter."</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once heard my master say something about raining cats and dogs.</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morning looked very “dirty,” as the sailors say; and we had not gone more than four miles when it came on to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Should it rain cats and dogs I'll not stay in this spo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You never saw such pelting in your life; no, not even when St. Swithin took it into her watery head to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mustn"t rain cats and dogs—that"s as bad as no rain at all.</text:p>
          </table:table-cell>
          <table:table-cell office:value-type="string" calcext:value-type="string">
            <text:p>rain cats and dogs</text:p>
          </table:table-cell>
          <table:table-cell table:number-columns-repeated="2"/>
        </table:table-row>
        <table:table-row table:style-name="ro3">
          <table:table-cell office:value-type="string" calcext:value-type="string">
            <text:p>While I was yet standing in the street, and making the remarkable discovery that I was wet through, and rather thinking that it must have been raining cats and dogs ever since I had been out, some one came and laid his hand upon my shoulder, and, looking up, I saw Erne Hillya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o I drove him in my keb all the way down here, and it’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Dear me, here's a situation we are in, why it's raining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t was raining cats and dogs when we left, and continued to do so (with an occasional variation of "kittens and puppies," and a rare interlude of drizzle) all night.</text:p>
          </table:table-cell>
          <table:table-cell office:value-type="string" calcext:value-type="string">
            <text:p>rain cats and dogs</text:p>
          </table:table-cell>
          <table:table-cell table:number-columns-repeated="2"/>
        </table:table-row>
        <table:table-row table:style-name="ro3">
          <table:table-cell office:value-type="string" calcext:value-type="string">
            <text:p>This is the usual friendly salutation when it is raining what the Scots denominate an even-down-pour, what the Americans call stoning rain, what the Cornish very expressively term lashing, and what is vulgarly denominated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Twas beginning to rain cats and dogs </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ea, of a surety, the white could make it rain cats and dogs.</text:p>
          </table:table-cell>
          <table:table-cell office:value-type="string" calcext:value-type="string">
            <text:p>rain cats and dogs</text:p>
          </table:table-cell>
          <table:table-cell table:number-columns-repeated="2"/>
        </table:table-row>
        <table:table-row table:style-name="ro4">
          <table:table-cell office:value-type="string" calcext:value-type="string">
            <text:p>You go outside - <text:s/>it is raining cats and dogs - you take off your coat and your hat and <text:s/>you walk through the rain, and after several hours come back to me.</text:p>
          </table:table-cell>
          <table:table-cell office:value-type="string" calcext:value-type="string">
            <text:p>rain cats and dogs</text:p>
          </table:table-cell>
          <table:table-cell table:number-columns-repeated="2"/>
        </table:table-row>
        <table:table-row table:style-name="ro3">
          <table:table-cell office:value-type="string" calcext:value-type="string">
            <text:p>On Monday morning when it was raining "cats and dogs" and there were no telephones in service, the job of repairing so vast an electrical distribution system with such a small crew seemed quite as impossible as was David's fight with Goliath.</text:p>
          </table:table-cell>
          <table:table-cell office:value-type="string" calcext:value-type="string">
            <text:p>rain cats and dogs</text:p>
          </table:table-cell>
          <table:table-cell table:number-columns-repeated="2"/>
        </table:table-row>
        <table:table-row table:style-name="ro2">
          <table:table-cell office:value-type="string" calcext:value-type="string">
            <text:p>The notion is embodied in the current expression that "it is raining cats and dogs, and old women."</text:p>
          </table:table-cell>
          <table:table-cell office:value-type="string" calcext:value-type="string">
            <text:p>rain cats and dogs</text:p>
          </table:table-cell>
          <table:table-cell table:number-columns-repeated="2"/>
        </table:table-row>
        <table:table-row table:style-name="ro1">
          <table:table-cell office:value-type="string" calcext:value-type="string">
            <text:p>Can't you see that it is raining cats and dogs outside?</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 never saw it rain cats and dogs , but if it ever did or could rain cats and dogs , I am sure it would have done it then.</text:p>
          </table:table-cell>
          <table:table-cell office:value-type="string" calcext:value-type="string">
            <text:p>rain cats and dogs</text:p>
          </table:table-cell>
          <table:table-cell table:number-columns-repeated="2"/>
        </table:table-row>
        <table:table-row table:style-name="ro2">
          <table:table-cell office:value-type="string" calcext:value-type="string">
            <text:p>Down the elevator to further disappointment - raining cats and dogs, coming down in bucket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Yes, it’s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 don't mean it's really rain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was raining cats and dogs with no sign of a let up for some time.</text:p>
          </table:table-cell>
          <table:table-cell office:value-type="string" calcext:value-type="string">
            <text:p>rain cats and dogs</text:p>
          </table:table-cell>
          <table:table-cell table:number-columns-repeated="2"/>
        </table:table-row>
        <table:table-row table:style-name="ro4">
          <table:table-cell office:value-type="string" calcext:value-type="string">
            <text:p>I was reduced to bitter tears because we couldn't go to the Zoo with my father, who announced to a discomfited band that "it was pouring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How it doth fare with a man on whom evil fortune doth rain cats and dogs.</text:p>
          </table:table-cell>
          <table:table-cell office:value-type="string" calcext:value-type="string">
            <text:p>rain cats and dogs</text:p>
          </table:table-cell>
          <table:table-cell table:number-columns-repeated="2"/>
        </table:table-row>
        <table:table-row table:style-name="ro1">
          <table:table-cell office:value-type="string" calcext:value-type="string">
            <text:p>It it raining cats and dogs - a furious rain.</text:p>
          </table:table-cell>
          <table:table-cell office:value-type="string" calcext:value-type="string">
            <text:p>rain cats and dogs</text:p>
          </table:table-cell>
          <table:table-cell table:number-columns-repeated="2"/>
        </table:table-row>
        <table:table-row table:style-name="ro2">
          <table:table-cell office:value-type="string" calcext:value-type="string">
            <text:p>Every time I make a landing it seems to pour cats and dogs and I have to get my cameras rebuilt</text:p>
          </table:table-cell>
          <table:table-cell office:value-type="string" calcext:value-type="string">
            <text:p>rain cats and dogs</text:p>
          </table:table-cell>
          <table:table-cell table:number-columns-repeated="2"/>
        </table:table-row>
        <table:table-row table:style-name="ro2">
          <table:table-cell office:value-type="string" calcext:value-type="string">
            <text:p>It poured cats and dogs all night and after a while our bags began to take in a bit of water.</text:p>
          </table:table-cell>
          <table:table-cell office:value-type="string" calcext:value-type="string">
            <text:p>rain cats and dogs</text:p>
          </table:table-cell>
          <table:table-cell table:number-columns-repeated="2"/>
        </table:table-row>
        <table:table-row table:style-name="ro2">
          <table:table-cell office:value-type="string" calcext:value-type="string">
            <text:p>Scotch fishermen declare that if the cat sneeze or licks <text:s/>her paws, rain will surely come.</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Dogs and cats feel lazy and drowsy at the approach of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They are also the easiest to keep – not excepting dogs and cat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f a cat lies on its head, it will rain.</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When cats wash their ears more than usual, rain is at hand.</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Others, like cats and dogs, walk on their toes, and are called digitigrada, from digitus a toe or finger, and grada footsteps.</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ritis seldom exists by itself in cats and dogs, but the iris becomes involved in the inflammatory processes that are associated with distemper.</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I am a little puppy, and I want to tell you about the first rain I ever saw.</text:p>
          </table:table-cell>
          <table:table-cell office:value-type="string" calcext:value-type="string">
            <text:p>none</text:p>
          </table:table-cell>
          <table:table-cell table:number-columns-repeated="2"/>
        </table:table-row>
        <table:table-row table:style-name="ro1">
          <table:table-cell table:style-name="Default" office:value-type="string" calcext:value-type="string">
            <text:p>Freia-Holda, in the German tales, often appears surrounded by cats and dogs.</text:p>
          </table:table-cell>
          <table:table-cell office:value-type="string" calcext:value-type="string">
            <text:p>none</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Mono" svg:font-family="'Liberation Mono', 'Courier New',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3">00/00/0000</text:date>, <text:time style:data-style-name="N2" text:time-value="18:45:12.8466301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2T12:02:55.229586882</meta:creation-date>
    <dc:date>2021-03-03T01:06:01.963222570</dc:date>
    <meta:editing-duration>PT6H16M24S</meta:editing-duration>
    <meta:editing-cycles>111</meta:editing-cycles>
    <meta:generator>LibreOffice/6.4.6.2$Linux_X86_64 LibreOffice_project/40$Build-2</meta:generator>
    <meta:document-statistic meta:table-count="1" meta:cell-count="180" meta:object-count="0"/>
  </office:meta>
</office:document-meta>
</file>